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d50b" officeooo:paragraph-rsid="0021d50b"/>
    </style:style>
    <style:style style:name="P2" style:family="paragraph" style:parent-style-name="Standard">
      <style:text-properties officeooo:rsid="002312db" officeooo:paragraph-rsid="002312db"/>
    </style:style>
    <style:style style:name="P3" style:family="paragraph" style:parent-style-name="Standard">
      <style:text-properties officeooo:rsid="0024014e" officeooo:paragraph-rsid="0024014e"/>
    </style:style>
    <style:style style:name="P4" style:family="paragraph" style:parent-style-name="Standard">
      <style:text-properties officeooo:rsid="0023b901" officeooo:paragraph-rsid="00284883"/>
    </style:style>
    <style:style style:name="P5" style:family="paragraph" style:parent-style-name="Standard">
      <style:text-properties officeooo:rsid="00284883" officeooo:paragraph-rsid="00284883"/>
    </style:style>
    <style:style style:name="P6" style:family="paragraph" style:parent-style-name="Standard">
      <style:text-properties officeooo:paragraph-rsid="002c6f66"/>
    </style:style>
    <style:style style:name="P7" style:family="paragraph" style:parent-style-name="Standard">
      <style:text-properties officeooo:paragraph-rsid="00265b58"/>
    </style:style>
    <style:style style:name="P8" style:family="paragraph" style:parent-style-name="Standard">
      <style:text-properties officeooo:paragraph-rsid="0024014e"/>
    </style:style>
    <style:style style:name="P9" style:family="paragraph" style:parent-style-name="Standard">
      <style:text-properties officeooo:paragraph-rsid="002dbde6"/>
    </style:style>
    <style:style style:name="P10" style:family="paragraph" style:parent-style-name="Standard">
      <style:text-properties officeooo:paragraph-rsid="00284883"/>
    </style:style>
    <style:style style:name="T1" style:family="text">
      <style:text-properties officeooo:rsid="002312db"/>
    </style:style>
    <style:style style:name="T2" style:family="text">
      <style:text-properties officeooo:rsid="0024014e"/>
    </style:style>
    <style:style style:name="T3" style:family="text">
      <style:text-properties officeooo:rsid="00265b58"/>
    </style:style>
    <style:style style:name="T4" style:family="text">
      <style:text-properties officeooo:rsid="002a0a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d50b" style:font-weight-asian="bold" style:font-weight-complex="bold"/>
    </style:style>
    <style:style style:name="T7" style:family="text">
      <style:text-properties fo:font-weight="bold" officeooo:rsid="00265b58" style:font-weight-asian="bold" style:font-weight-complex="bold"/>
    </style:style>
    <style:style style:name="T8" style:family="text">
      <style:text-properties fo:font-weight="bold" officeooo:rsid="0024014e" style:font-weight-asian="bold" style:font-weight-complex="bold"/>
    </style:style>
    <style:style style:name="T9" style:family="text">
      <style:text-properties fo:font-weight="bold" officeooo:rsid="0023b901" style:font-weight-asian="bold" style:font-weight-complex="bold"/>
    </style:style>
    <style:style style:name="T10" style:family="text">
      <style:text-properties fo:font-weight="bold" officeooo:rsid="00284883" style:font-weight-asian="bold" style:font-weight-complex="bold"/>
    </style:style>
    <style:style style:name="T11" style:family="text">
      <style:text-properties officeooo:rsid="0021d50b"/>
    </style:style>
    <style:style style:name="T12" style:family="text">
      <style:text-properties officeooo:rsid="0023b901"/>
    </style:style>
    <style:style style:name="T13" style:family="text">
      <style:text-properties officeooo:rsid="00284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в полной растерянности. Он идёт подальше от битвы в поле, но на горизонте битву можно видеть немного.</text:p>
      <text:p text:style-name="P1">На него стремительно летит Sunbolt, <text:span text:style-name="T1">с артефактом в зубах</text:span> крича:</text:p>
      <text:p text:style-name="P6"><text:span text:style-name="T6">Sunbolt</text:span><text:span text:style-name="T11">: </text:span>YOU<text:span text:style-name="T11">!</text:span></text:p>
      <text:p text:style-name="P1">*При этом на её глазах слёзы*</text:p>
      <text:p text:style-name="P2">Из ниоткуда появляется Тия и останавливает магией Sunbolt в воздухе, та не может двигаться, говорить и что либо делать.</text:p>
      <text:p text:style-name="P2">Появляется ещё и Луна.</text:p>
      <text:p text:style-name="P2"/>
      <text:p text:style-name="P2">*<text:span text:style-name="T2">Оппл смотрит на Sunbolt</text:span>*</text:p>
      <text:p text:style-name="P3"><text:span text:style-name="T5">Оппл</text:span>: *мямля, пытаясь вытянуть хоть слово* <text:span text:style-name="T3">Bbb… ut</text:span> I… a...m… …</text:p>
      <text:p text:style-name="P3">*<text:span text:style-name="T3">Оппл на долгий миг закрывает глаза</text:span>*</text:p>
      <text:p text:style-name="P7"><text:span text:style-name="T7">Луна</text:span><text:span text:style-name="T3">: </text:span>No words can change fate! Only deeds!</text:p>
      <text:p text:style-name="P3">*Оппл достаёт Мел*</text:p>
      <text:p text:style-name="P8"><text:span text:style-name="T8">Луна</text:span><text:span text:style-name="T2">: </text:span>You know what must be done.</text:p>
      <text:p text:style-name="P3">*Оппл смотрит на Sunbolt*</text:p>
      <text:p text:style-name="P9"><text:span text:style-name="T8">Луна</text:span><text:span text:style-name="T2">: *повелевающим голосом* </text:span>GO NOW<text:span text:style-name="T2">!</text:span></text:p>
      <text:p text:style-name="Standard">*****</text:p>
      <text:p text:style-name="P4">У того самого периулка, что отображался в зеркале Оппл достаёт артефакт Мел:</text:p>
      <text:p text:style-name="P10"><text:span text:style-name="T9">Оппл</text:span><text:span text:style-name="T12">: </text:span>You said not to use magic, right?</text:p>
      <text:p text:style-name="P10"><text:span text:style-name="T10">Оппл</text:span><text:span text:style-name="T13">: </text:span>Fine</text:p>
      <text:p text:style-name="P5">*Оппл берёт в зубы мел и чертит на стене слово “NO”, на последнем штрихе роняет слезу*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0:56:43.740616073</dc:date>
    <meta:editing-duration>PT44M2S</meta:editing-duration>
    <meta:editing-cycles>24</meta:editing-cycles>
    <meta:document-statistic meta:table-count="0" meta:image-count="0" meta:object-count="0" meta:page-count="1" meta:paragraph-count="21" meta:word-count="148" meta:character-count="856" meta:non-whitespace-character-count="729"/>
  </office:meta>
</office:document-meta>
</file>